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Estimado usuario,</text:p>
      <text:p text:style-name="Standard"/>
      <text:p text:style-name="Standard">Basándome en sus circunstancias personales y profesionales, le presento una propuesta detallada para su proyecto de DAM y potencial TFG:</text:p>
      <text:p text:style-name="Standard"/>
      <text:p text:style-name="Standard">### Propuesta Principal: Aplicación de Gestión del Tiempo Personalizada</text:p>
      <text:p text:style-name="Standard"/>
      <text:p text:style-name="Standard">Esta aplicación combina sus intereses en gestión del tiempo con elementos de accesibilidad, creando un producto valioso tanto académicamente como profesionalmente.</text:p>
      <text:p text:style-name="Standard"/>
      <text:p text:style-name="Standard">```mermaid</text:p>
      <text:p text:style-name="Standard">flowchart TD</text:p>
      <text:p text:style-name="Standard"><text:s text:c="4"/>classDef ui fill:#FFB74D,stroke:#EF6C00,color:#000</text:p>
      <text:p text:style-name="Standard"><text:s text:c="4"/>classDef auth fill:#81C784,stroke:#43A047,color:#000</text:p>
      <text:p text:style-name="Standard"><text:s text:c="4"/>classDef data fill:#64B5F6,stroke:#2196F3,color:#000</text:p>
      <text:p text:style-name="Standard"><text:s text:c="4"/>classDef feature fill:#BA68C8,stroke:#8E24AA,color:#000</text:p>
      <text:p text:style-name="Standard"/>
      <text:p text:style-name="Standard"><text:s text:c="4"/>subgraph UI["Interfaz de Usuario"]</text:p>
      <text:p text:style-name="Standard"><text:s text:c="8"/>A[Inicio]:::ui</text:p>
      <text:p text:style-name="Standard"><text:s text:c="8"/>B[Gestión de Tiempo]:::ui</text:p>
      <text:p text:style-name="Standard"><text:s text:c="8"/>C[Estadísticas]:::ui</text:p>
      <text:p text:style-name="Standard"><text:s text:c="8"/>D[Configuración]:::ui</text:p>
      <text:p text:style-name="Standard"><text:s text:c="4"/>end</text:p>
      <text:p text:style-name="Standard"/>
      <text:p text:style-name="Standard"><text:s text:c="4"/>subgraph Auth["Autenticación"]</text:p>
      <text:p text:style-name="Standard"><text:s text:c="8"/>E[Firebase Auth]:::auth</text:p>
      <text:p text:style-name="Standard"><text:s text:c="4"/>end</text:p>
      <text:p text:style-name="Standard"/>
      <text:p text:style-name="Standard"><text:s text:c="4"/>subgraph Data["Almacenamiento"]</text:p>
      <text:p text:style-name="Standard"><text:s text:c="8"/>F[(Firestore)]:::data</text:p>
      <text:p text:style-name="Standard"><text:s text:c="4"/>end</text:p>
      <text:p text:style-name="Standard"/>
      <text:p text:style-name="Standard"><text:s text:c="4"/>subgraph Features["Características Principales"]</text:p>
      <text:p text:style-name="Standard"><text:s text:c="8"/>G[Seguimiento Personalizado]:::feature</text:p>
      <text:p text:style-name="Standard"><text:s text:c="8"/>H[Integración Accesible]:::feature</text:p>
      <text:p text:style-name="Standard"><text:s text:c="8"/>I[Estadísticas]:::feature</text:p>
      <text:p text:style-name="Standard"><text:s text:c="4"/>end</text:p>
      <text:p text:style-name="Standard"/>
      <text:p text:style-name="Standard"><text:s text:c="4"/>A --&gt; B &amp; C &amp; D</text:p>
      <text:p text:style-name="Standard"><text:s text:c="4"/>B &amp; C &amp; D --&gt; E</text:p>
      <text:p text:style-name="Standard"><text:s text:c="4"/>E &lt;--&gt; F</text:p>
      <text:p text:style-name="Standard"><text:s text:c="4"/>F --&gt; G &amp; H &amp; I</text:p>
      <text:p text:style-name="Standard"><text:s text:c="4"/>G &amp; H &amp; I --&gt; B &amp; C &amp; D</text:p>
      <text:p text:style-name="Standard">```</text:p>
      <text:p text:style-name="Standard"/>
      <text:p text:style-name="Standard">El diagrama anterior muestra la arquitectura completa del sistema, donde:</text:p>
      <text:p text:style-name="Standard"/>
      <text:p text:style-name="Standard">- Los componentes naranjas representan la interfaz de usuario que el usuario verá directamente</text:p>
      <text:p text:style-name="Standard">- El componente verde representa el sistema de autenticación con Firebase Auth</text:p>
      <text:p text:style-name="Standard">- El componente azul es la base de datos Firestore donde se almacenan los datos</text:p>
      <text:p text:style-name="Standard">- Los componentes morados son las características principales que se implementarán</text:p>
      <text:p text:style-name="Standard"/>
      <text:p text:style-name="Standard"><text:soft-page-break/>Las flechas muestran el flujo de datos y la interacción entre componentes. Por ejemplo, cuando un usuario accede a la gestión de tiempo, primero pasa por la autenticación y luego se conecta con los datos almacenados en Firestore para mostrar su información personalizada.</text:p>
      <text:p text:style-name="Standard"/>
      <text:p text:style-name="Standard">### Estructura Básica del CRUD</text:p>
      <text:p text:style-name="Standard"/>
      <text:p text:style-name="Standard">Para cumplir con el requisito de implementar operaciones CRUD, propongo la siguiente estructura:</text:p>
      <text:p text:style-name="Standard"/>
      <text:p text:style-name="Standard">```mermaid</text:p>
      <text:p text:style-name="Standard">erDiagram</text:p>
      <text:p text:style-name="Standard"><text:s text:c="4"/>USUARIO ||--o{ REGISTRO_TIEMPO : crea</text:p>
      <text:p text:style-name="Standard"><text:s text:c="4"/>USUARIO {</text:p>
      <text:p text:style-name="Standard"><text:s text:c="8"/>string uid</text:p>
      <text:p text:style-name="Standard"><text:s text:c="8"/>string nombre</text:p>
      <text:p text:style-name="Standard"><text:s text:c="8"/>string email</text:p>
      <text:p text:style-name="Standard"><text:s text:c="8"/>boolean modoAccesible</text:p>
      <text:p text:style-name="Standard"><text:s text:c="4"/>}</text:p>
      <text:p text:style-name="Standard"><text:s text:c="4"/>REGISTRO_TIEMPO {</text:p>
      <text:p text:style-name="Standard"><text:s text:c="8"/>string id</text:p>
      <text:p text:style-name="Standard"><text:s text:c="8"/>date fecha</text:p>
      <text:p text:style-name="Standard"><text:s text:c="8"/>int duracion</text:p>
      <text:p text:style-name="Standard"><text:s text:c="8"/>string categoria</text:p>
      <text:p text:style-name="Standard"><text:s text:c="8"/>string descripcion</text:p>
      <text:p text:style-name="Standard"><text:s text:c="4"/>}</text:p>
      <text:p text:style-name="Standard">```</text:p>
      <text:p text:style-name="Standard"/>
      <text:p text:style-name="Standard">Este modelo de datos muestra la relación entre usuarios y sus registros de tiempo. Cada usuario puede tener múltiples registros de tiempo (relación uno-a-muchos), y el campo modoAccesible permite personalizar la interfaz según las necesidades individuales. Los campos incluyen:</text:p>
      <text:p text:style-name="Standard"/>
      <text:p text:style-name="Standard">- `uid`: Identificador único proporcionado por Firebase Auth</text:p>
      <text:p text:style-name="Standard">- `modoAccesible`: Configuración que activa características especiales como texto grande, contraste alto o navegación simplificada</text:p>
      <text:p text:style-name="Standard">- `categoria`: Permite agrupar actividades (trabajo, estudio, descanso, etc.)</text:p>
      <text:p text:style-name="Standard"/>
      <text:p text:style-name="Standard">### Implementación Técnica</text:p>
      <text:p text:style-name="Standard"/>
      <text:p text:style-name="Standard">Para cumplir con los requisitos técnicos y considerando su disponibilidad de tiempo, propongo la siguiente estructura de desarrollo:</text:p>
      <text:p text:style-name="Standard"/>
      <text:p text:style-name="Standard">1. Fase Inicial (2 semanas):</text:p>
      <text:p text:style-name="Standard"><text:s text:c="2"/>- Implementación básica de Firebase Auth</text:p>
      <text:p text:style-name="Standard"><text:s text:c="2"/>- Creación del modelo de datos en Firestore</text:p>
      <text:p text:style-name="Standard"><text:s text:c="2"/>- Desarrollo de la interfaz principal con diseño accesible</text:p>
      <text:p text:style-name="Standard"/>
      <text:p text:style-name="Standard"/>
      <text:p text:style-name="Standard">2. Fase Intermedia (3 semanas):</text:p>
      <text:p text:style-name="Standard"><text:s text:c="2"/>- Implementación del CRUD para registros de tiempo</text:p>
      <text:p text:style-name="Standard"><text:s text:c="2"/>- Desarrollo de estadísticas básicas</text:p>
      <text:p text:style-name="Standard"><text:s text:c="2"/>- Integración de características de accesibilidad</text:p>
      <text:p text:style-name="Standard"/>
      <text:p text:style-name="Standard"/>
      <text:p text:style-name="Standard"><text:soft-page-break/>3. Fase Final (2 semanas):</text:p>
      <text:p text:style-name="Standard"><text:s text:c="2"/>- Optimización y pruebas</text:p>
      <text:p text:style-name="Standard"><text:s text:c="2"/>- Documentación técnica</text:p>
      <text:p text:style-name="Standard"><text:s text:c="2"/>- Preparación de la presentación</text:p>
      <text:p text:style-name="Standard"/>
      <text:p text:style-name="Standard"/>
      <text:p text:style-name="Standard"/>
      <text:p text:style-name="Standard">### Características Especiales</text:p>
      <text:p text:style-name="Standard"/>
      <text:p text:style-name="Standard">La aplicación incluirá elementos únicos que la hacen especial para usuarios con diversidad funcional:</text:p>
      <text:p text:style-name="Standard"/>
      <text:p text:style-name="Standard">- Modo accesible configurable</text:p>
      <text:p text:style-name="Standard">- Interfaz simplificada opcional</text:p>
      <text:p text:style-name="Standard">- Recordatorios personalizados</text:p>
      <text:p text:style-name="Standard">- Estadísticas adaptadas a necesidades individuales</text:p>
      <text:p text:style-name="Standard"/>
      <text:p text:style-name="Standard">### Ventajas para el TFG</text:p>
      <text:p text:style-name="Standard"/>
      <text:p text:style-name="Standard">Esta aplicación puede expandirse en el TFG incorporando:</text:p>
      <text:p text:style-name="Standard"/>
      <text:p text:style-name="Standard">- Inteligencia artificial para recomendaciones de gestión del tiempo</text:p>
      <text:p text:style-name="Standard">- Sistema de gamificación adaptativo</text:p>
      <text:p text:style-name="Standard">- Integración con dispositivos de asistencia</text:p>
      <text:p text:style-name="Standard">- Análisis predictivo de patrones de productividad</text:p>
      <text:p text:style-name="Standard"/>
      <text:p text:style-name="Standard">### Conclusión</text:p>
      <text:p text:style-name="Standard"/>
      <text:p text:style-name="Standard">Esta propuesta cumple con todos los requisitos académicos mientras aprovecha su experiencia personal para crear algo significativamente valioso. La estructura modular permite desarrollarla gradualmente dentro de su disponibilidad horaria de 40 horas semanales laborales, y su potencial de expansión hace que sea ideal como base para un TFG futuro.</text:p>
      <text:p text:style-name="Standard"/>
      <text:p text:style-name="Standard">¿Le gustaría profundizar en algún aspecto específico de la propuesta o tiene alguna pregunta sobre la implementación técni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7:22:00.354007246</meta:creation-date>
    <dc:date>2025-02-05T17:23:09.735081274</dc:date>
    <meta:editing-duration>PT1M9S</meta:editing-duration>
    <meta:editing-cycles>1</meta:editing-cycles>
    <meta:document-statistic meta:table-count="0" meta:image-count="0" meta:object-count="0" meta:page-count="3" meta:paragraph-count="91" meta:word-count="598" meta:character-count="4516" meta:non-whitespace-character-count="3765"/>
    <meta:generator>LibreOffice/7.3.7.2$Linux_X86_64 LibreOffice_project/30$Build-2</meta:generator>
  </office:meta>
</office:document-meta>
</file>